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0d7f58" officeooo:paragraph-rsid="000d7f58"/>
    </style:style>
    <style:style style:name="P2" style:family="paragraph" style:parent-style-name="Standard">
      <style:text-properties fo:font-weight="bold" officeooo:rsid="00191572" officeooo:paragraph-rsid="000bfc0f" style:font-weight-asian="bold" style:font-weight-complex="bold"/>
    </style:style>
    <style:style style:name="P3" style:family="paragraph" style:parent-style-name="Standard">
      <style:text-properties fo:font-weight="bold" officeooo:rsid="00191572" officeooo:paragraph-rsid="0034d7f9" style:font-weight-asian="bold" style:font-weight-complex="bold"/>
    </style:style>
    <style:style style:name="P4" style:family="paragraph" style:parent-style-name="Standard">
      <style:text-properties fo:font-weight="bold" officeooo:rsid="0033da5d" officeooo:paragraph-rsid="0033da5d" style:font-weight-asian="bold" style:font-weight-complex="bold"/>
    </style:style>
    <style:style style:name="P5" style:family="paragraph" style:parent-style-name="Standard">
      <style:text-properties fo:font-weight="bold" officeooo:rsid="003d4dcf" officeooo:paragraph-rsid="003d4dcf" style:font-weight-asian="bold" style:font-weight-complex="bold"/>
    </style:style>
    <style:style style:name="P6" style:family="paragraph" style:parent-style-name="Standard">
      <style:paragraph-properties fo:text-align="start" style:justify-single-word="false"/>
      <style:text-properties fo:font-weight="bold" officeooo:rsid="002ec0f8" officeooo:paragraph-rsid="002ec0f8" style:font-weight-asian="bold" style:font-weight-complex="bold"/>
    </style:style>
    <style:style style:name="P7" style:family="paragraph" style:parent-style-name="Standard">
      <style:text-properties fo:font-weight="bold" officeooo:rsid="005967fd" officeooo:paragraph-rsid="005967fd" style:font-weight-asian="bold" style:font-weight-complex="bold"/>
    </style:style>
    <style:style style:name="P8" style:family="paragraph" style:parent-style-name="Standard">
      <style:text-properties fo:font-weight="bold" officeooo:rsid="0063899d" officeooo:paragraph-rsid="0063899d" style:font-weight-asian="bold" style:font-weight-complex="bold"/>
    </style:style>
    <style:style style:name="P9" style:family="paragraph" style:parent-style-name="Standard">
      <style:text-properties fo:font-weight="bold" officeooo:rsid="00650bd1" officeooo:paragraph-rsid="00650bd1" style:font-weight-asian="bold" style:font-weight-complex="bold"/>
    </style:style>
    <style:style style:name="P10" style:family="paragraph" style:parent-style-name="Standard">
      <style:text-properties fo:font-weight="normal" officeooo:rsid="0033da5d" officeooo:paragraph-rsid="0034d7f9" style:font-weight-asian="normal" style:font-weight-complex="normal"/>
    </style:style>
    <style:style style:name="P11" style:family="paragraph" style:parent-style-name="Standard">
      <style:text-properties fo:font-weight="normal" officeooo:rsid="0033da5d" officeooo:paragraph-rsid="0055daaa" style:font-weight-asian="normal" style:font-weight-complex="normal"/>
    </style:style>
    <style:style style:name="P12" style:family="paragraph" style:parent-style-name="Standard">
      <style:text-properties fo:font-weight="normal" officeooo:rsid="003d4dcf" officeooo:paragraph-rsid="003d4dcf" style:font-weight-asian="normal" style:font-weight-complex="normal"/>
    </style:style>
    <style:style style:name="P13" style:family="paragraph" style:parent-style-name="Standard">
      <style:text-properties fo:font-weight="normal" officeooo:rsid="003d4dcf" officeooo:paragraph-rsid="0055daaa" style:font-weight-asian="normal" style:font-weight-complex="normal"/>
    </style:style>
    <style:style style:name="P14" style:family="paragraph" style:parent-style-name="Standard">
      <style:text-properties fo:font-weight="normal" officeooo:rsid="0056b4e0" officeooo:paragraph-rsid="0056b4e0" style:font-weight-asian="normal" style:font-weight-complex="normal"/>
    </style:style>
    <style:style style:name="P15" style:family="paragraph" style:parent-style-name="Standard">
      <style:text-properties fo:font-weight="normal" officeooo:rsid="0033bd1f" officeooo:paragraph-rsid="000bfc0f" style:font-weight-asian="normal" style:font-weight-complex="normal"/>
    </style:style>
    <style:style style:name="P16" style:family="paragraph" style:parent-style-name="Standard">
      <style:text-properties fo:font-weight="normal" officeooo:rsid="00191572" officeooo:paragraph-rsid="000bfc0f" style:font-weight-asian="normal" style:font-weight-complex="normal"/>
    </style:style>
    <style:style style:name="P17" style:family="paragraph" style:parent-style-name="Standard">
      <style:text-properties officeooo:rsid="0016f82e" officeooo:paragraph-rsid="0016f82e"/>
    </style:style>
    <style:style style:name="P18" style:family="paragraph" style:parent-style-name="Standard">
      <style:paragraph-properties fo:text-align="start" style:justify-single-word="false"/>
      <style:text-properties officeooo:rsid="001726b9" officeooo:paragraph-rsid="001726b9"/>
    </style:style>
    <style:style style:name="P19" style:family="paragraph" style:parent-style-name="Standard">
      <style:paragraph-properties fo:text-align="start" style:justify-single-word="false"/>
      <style:text-properties officeooo:rsid="00259715" officeooo:paragraph-rsid="00259715"/>
    </style:style>
    <style:style style:name="P20" style:family="paragraph" style:parent-style-name="Standard">
      <style:paragraph-properties fo:text-align="start" style:justify-single-word="false"/>
      <style:text-properties officeooo:rsid="00259715" officeooo:paragraph-rsid="001726b9"/>
    </style:style>
    <style:style style:name="P21" style:family="paragraph" style:parent-style-name="Standard">
      <style:paragraph-properties fo:text-align="start" style:justify-single-word="false"/>
      <style:text-properties officeooo:rsid="001c08e1" officeooo:paragraph-rsid="001c08e1"/>
    </style:style>
    <style:style style:name="P22" style:family="paragraph" style:parent-style-name="Standard">
      <style:paragraph-properties fo:text-align="start" style:justify-single-word="false"/>
      <style:text-properties officeooo:rsid="001f7e2e" officeooo:paragraph-rsid="001f7e2e"/>
    </style:style>
    <style:style style:name="P23" style:family="paragraph" style:parent-style-name="Standard">
      <style:paragraph-properties fo:text-align="start" style:justify-single-word="false"/>
      <style:text-properties officeooo:rsid="00205c08" officeooo:paragraph-rsid="001dade4"/>
    </style:style>
    <style:style style:name="P24" style:family="paragraph" style:parent-style-name="Standard">
      <style:paragraph-properties fo:text-align="start" style:justify-single-word="false"/>
      <style:text-properties officeooo:rsid="00222b7c" officeooo:paragraph-rsid="001f7e2e"/>
    </style:style>
    <style:style style:name="P25" style:family="paragraph" style:parent-style-name="Standard">
      <style:paragraph-properties fo:text-align="start" style:justify-single-word="false"/>
      <style:text-properties officeooo:rsid="00222b7c" officeooo:paragraph-rsid="001726b9"/>
    </style:style>
    <style:style style:name="P26" style:family="paragraph" style:parent-style-name="Standard">
      <style:paragraph-properties fo:text-align="start" style:justify-single-word="false"/>
      <style:text-properties officeooo:rsid="002939c5" officeooo:paragraph-rsid="002939c5"/>
    </style:style>
    <style:style style:name="P27" style:family="paragraph" style:parent-style-name="Standard">
      <style:paragraph-properties fo:text-align="start" style:justify-single-word="false"/>
      <style:text-properties officeooo:rsid="002ec0f8" officeooo:paragraph-rsid="002ec0f8"/>
    </style:style>
    <style:style style:name="P28" style:family="paragraph" style:parent-style-name="Standard">
      <style:paragraph-properties fo:text-align="start" style:justify-single-word="false"/>
      <style:text-properties officeooo:rsid="002ec0f8" officeooo:paragraph-rsid="002f98f2"/>
    </style:style>
    <style:style style:name="P29" style:family="paragraph" style:parent-style-name="Standard">
      <style:paragraph-properties fo:text-align="start" style:justify-single-word="false"/>
      <style:text-properties officeooo:paragraph-rsid="001726b9"/>
    </style:style>
    <style:style style:name="P30" style:family="paragraph" style:parent-style-name="Standard">
      <style:paragraph-properties fo:text-align="start" style:justify-single-word="false"/>
      <style:text-properties officeooo:rsid="0037f207" officeooo:paragraph-rsid="0037f207"/>
    </style:style>
    <style:style style:name="P31" style:family="paragraph" style:parent-style-name="Standard" style:list-style-name="L1">
      <style:paragraph-properties fo:text-align="start" style:justify-single-word="false"/>
      <style:text-properties officeooo:rsid="002ec0f8" officeooo:paragraph-rsid="002f98f2"/>
    </style:style>
    <style:style style:name="P32" style:family="paragraph" style:parent-style-name="Standard" style:list-style-name="L1">
      <style:paragraph-properties fo:text-align="start" style:justify-single-word="false"/>
      <style:text-properties officeooo:rsid="002ec0f8" officeooo:paragraph-rsid="002ec0f8"/>
    </style:style>
    <style:style style:name="P33" style:family="paragraph" style:parent-style-name="Standard" style:list-style-name="L1">
      <style:paragraph-properties fo:text-align="start" style:justify-single-word="false"/>
      <style:text-properties officeooo:rsid="002ec0f8" officeooo:paragraph-rsid="003d106c"/>
    </style:style>
    <style:style style:name="P34" style:family="paragraph" style:parent-style-name="Standard" style:list-style-name="L2">
      <style:paragraph-properties fo:text-align="start" style:justify-single-word="false"/>
      <style:text-properties officeooo:rsid="003d106c" officeooo:paragraph-rsid="003d106c"/>
    </style:style>
    <style:style style:name="P35" style:family="paragraph" style:parent-style-name="Standard" style:list-style-name="L1">
      <style:paragraph-properties fo:text-align="start" style:justify-single-word="false"/>
      <style:text-properties officeooo:rsid="003d106c" officeooo:paragraph-rsid="003d106c"/>
    </style:style>
    <style:style style:name="P36" style:family="paragraph" style:parent-style-name="Standard">
      <style:text-properties officeooo:rsid="0066b1e6" officeooo:paragraph-rsid="0066b1e6"/>
    </style:style>
    <style:style style:name="P37" style:family="paragraph" style:parent-style-name="Standard">
      <style:text-properties fo:font-weight="bold" officeooo:rsid="00191572" officeooo:paragraph-rsid="000bfc0f" style:font-weight-asian="bold" style:font-weight-complex="bold"/>
    </style:style>
    <style:style style:name="P38" style:family="paragraph" style:parent-style-name="Heading_20_2">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bold" officeooo:rsid="0016f82e" style:font-weight-asian="bold" style:font-weight-complex="bold"/>
    </style:style>
    <style:style style:name="T3" style:family="text">
      <style:text-properties fo:font-weight="bold" officeooo:rsid="004ef277" style:font-weight-asian="bold" style:font-weight-complex="bold"/>
    </style:style>
    <style:style style:name="T4" style:family="text">
      <style:text-properties fo:font-weight="bold" officeooo:rsid="00490526"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a8167"/>
    </style:style>
    <style:style style:name="T7" style:family="text">
      <style:text-properties officeooo:rsid="002a3ba2"/>
    </style:style>
    <style:style style:name="T8" style:family="text">
      <style:text-properties officeooo:rsid="002b982f"/>
    </style:style>
    <style:style style:name="T9" style:family="text">
      <style:text-properties officeooo:rsid="0033bd1f"/>
    </style:style>
    <style:style style:name="T10" style:family="text">
      <style:text-properties officeooo:rsid="0034d7f9"/>
    </style:style>
    <style:style style:name="T11" style:family="text">
      <style:text-properties officeooo:rsid="0039844e"/>
    </style:style>
    <style:style style:name="T12" style:family="text">
      <style:text-properties officeooo:rsid="003b73d7"/>
    </style:style>
    <style:style style:name="T13" style:family="text">
      <style:text-properties officeooo:rsid="003d106c"/>
    </style:style>
    <style:style style:name="T14" style:family="text">
      <style:text-properties officeooo:rsid="003d4dcf"/>
    </style:style>
    <style:style style:name="T15" style:family="text">
      <style:text-properties officeooo:rsid="0042bd60"/>
    </style:style>
    <style:style style:name="T16" style:family="text">
      <style:text-properties officeooo:rsid="00490526"/>
    </style:style>
    <style:style style:name="T17" style:family="text">
      <style:text-properties officeooo:rsid="0049f21e"/>
    </style:style>
    <style:style style:name="T18" style:family="text">
      <style:text-properties officeooo:rsid="004b1b58"/>
    </style:style>
    <style:style style:name="T19" style:family="text">
      <style:text-properties officeooo:rsid="004ef277"/>
    </style:style>
    <style:style style:name="T20" style:family="text">
      <style:text-properties officeooo:rsid="004f9bce"/>
    </style:style>
    <style:style style:name="T21" style:family="text">
      <style:text-properties officeooo:rsid="00516693"/>
    </style:style>
    <style:style style:name="T22" style:family="text">
      <style:text-properties officeooo:rsid="00531654"/>
    </style:style>
    <style:style style:name="T23" style:family="text">
      <style:text-properties officeooo:rsid="0055daaa"/>
    </style:style>
    <style:style style:name="T24" style:family="text">
      <style:text-properties officeooo:rsid="005967fd"/>
    </style:style>
    <style:style style:name="T25" style:family="text">
      <style:text-properties officeooo:rsid="00603e1f"/>
    </style:style>
    <style:style style:name="T26" style:family="text">
      <style:text-properties style:text-underline-style="solid" style:text-underline-width="auto" style:text-underline-color="font-color"/>
    </style:style>
    <style:style style:name="T27" style:family="text">
      <style:text-properties officeooo:rsid="0061f7e9"/>
    </style:style>
    <style:style style:name="T28" style:family="text">
      <style:text-properties officeooo:rsid="0066b1e6"/>
    </style:style>
    <style:style style:name="T29" style:family="text">
      <style:text-properties officeooo:rsid="006760bd"/>
    </style:style>
    <style:style style:name="T30" style:family="text">
      <style:text-properties officeooo:rsid="006bd511"/>
    </style:style>
    <style:style style:name="T31" style:family="text">
      <style:text-properties officeooo:rsid="006c9130"/>
    </style:style>
    <style:style style:name="T32" style:family="text">
      <style:text-properties officeooo:rsid="006d99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2">Sozawe <text:span text:style-name="T21">(kennis, inzicht) (wijz=wijzigingen doorgeven)</text:span></text:h>
      <text:p text:style-name="Standard"/>
      <text:p text:style-name="P36"><text:span text:style-name="T1">WIA= </text:span><text:span text:style-name="T5">Wet werk en inkomen naar arbeidsvermogen (UWV)</text:span></text:p>
      <text:p text:style-name="P36"><text:span text:style-name="T1">WGA= </text:span><text:span text:style-name="T5">Werkhervatting Gedeeltelijk Arbeidsgeschikten (UWV)</text:span></text:p>
      <text:p text:style-name="P36"><text:span text:style-name="T1">IVA= </text:span><text:span text:style-name="T5">Inkomensvoorziening Volledig Arbeidsongeschikten (UWV)</text:span></text:p>
      <text:p text:style-name="Standard"><text:span text:style-name="T1">Wajong</text:span><text:span text:style-name="T2">= </text:span><text:s/>ondersteuning voor jonggehandicapten <text:span text:style-name="T28">(UWV)</text:span></text:p>
      <text:p text:style-name="Standard"><text:span text:style-name="T1">IOAZ</text:span>= Wet Inkomensvoorziening <text:span text:style-name="T1">oudere</text:span> en gedeeltelijk arbeidsongeschikte gewezen zelfstandigen (IOAZ) <text:span text:style-name="T6">(zie rijksoverheid.nl: aanvraag bij gemeente)</text:span></text:p>
      <text:p text:style-name="Standard"><text:span text:style-name="T1">IOAW</text:span>= IOAW is de afkorting van Inkomensvoorziening <text:span text:style-name="T1">oudere</text:span> en gedeeltelijk arbeidsongeschikte werkloze werknemers <text:span text:style-name="T6">(zie rijksoverheid.nl: aanvraag bij gemeente)</text:span></text:p>
      <text:p text:style-name="P11"><text:span text:style-name="T1">AOV</text:span><text:span text:style-name="T23">= A</text:span>lgemene Ouderdomsverzekering <text:span text:style-name="T29">(het collectieve ouderdomspensioen in Aruba, Curaçao, Sint Maarten en Caribisch Nederland)</text:span></text:p>
      <text:p text:style-name="Standard"><text:span text:style-name="T1">LKV</text:span><text:span text:style-name="T23">= </text:span>Doelgroepverklaring oudere werknemer <text:span text:style-name="T30">(een jaarlijkse tegemoetkoming voor werkgevers die 1 of meer oudere werknemers en/of werknemers met een arbeidsbeperking vanuit een uitkeringssituatie in dienst nemen of houden; daarvoor is doelgroepverklaring nodig, aan te vragen bij gemeente)</text:span></text:p>
      <text:p text:style-name="P13"><text:span text:style-name="T1">AOC</text:span>= alleenstaande ouder compensatie <text:span text:style-name="T32">(=kindgebonden budget?) <text:s text:c="31"/></text:span></text:p>
      <text:p text:style-name="P14"><text:span text:style-name="T1">ANW</text:span>= Algemene Nabestaandenwet (Sociale Verzekeringsbank)</text:p>
      <text:p text:style-name="P7">Socrates problemen → <text:span text:style-name="T5">email sturen: </text:span><text:a xlink:type="simple" xlink:href="mailto:gebruikersondersteuningwi@rotterdam.nl" text:style-name="Internet_20_link" text:visited-style-name="Visited_20_Internet_20_Link"><text:span text:style-name="T5">gebruikersondersteuningwi@rotterdam.nl</text:span></text:a></text:p>
      <text:p text:style-name="P8">pro forma nota</text:p>
      <text:p text:style-name="P8">Librijesteeg: 3011 HN 4</text:p>
      <text:p text:style-name="P9">RDD= <text:span text:style-name="T5">Rottterdams Digitaal Dossier</text:span></text:p>
      <text:p text:style-name="P17"/>
      <text:p text:style-name="P17">- <text:s/>AOC = alleenstaande ouder compensatie</text:p>
      <text:p text:style-name="P23">- <text:s/>Binnenvaartschippers (RBZ)</text:p>
      <text:p text:style-name="P23">- <text:s/><text:span text:style-name="T15">Brutering → Negatief Loon (terugbetaling teveel betaalde uitkering) </text:span></text:p>
      <text:p text:style-name="P21">- <text:s/>BNG-pas <text:span text:style-name="T21">(pre-paid pinkaart van de Bank Nederlandse Gemeenten)</text:span></text:p>
      <text:p text:style-name="P21">- <text:s/>DAB= aanvullende bijzondere bijstand voor jongeren.</text:p>
      <text:p text:style-name="P21">- <text:s/><text:span text:style-name="T21">Derdelanders en recht op bijstand (kennisbank)</text:span></text:p>
      <text:p text:style-name="P21">- <text:s/><text:span text:style-name="T27">Detentie (Participatie en Stedelijke Zorg)</text:span></text:p>
      <text:p text:style-name="P20">- <text:s/>Deurwaardersloket</text:p>
      <text:p text:style-name="P30">- <text:s/><text:span text:style-name="T1">Edison → aanvraag online</text:span></text:p>
      <text:p text:style-name="P30"><text:span text:style-name="T1">- </text:span><text:span text:style-name="T3"><text:s/>Fietsvoucher (werkgerelateerd)</text:span></text:p>
      <text:p text:style-name="P18">- <text:s/>Inspanningsperiode → Jongerenloket</text:p>
      <text:p text:style-name="P18">- <text:s/>Jongerenloket</text:p>
      <text:p text:style-name="P18">- <text:s/><text:span text:style-name="T19">Klacht bijstand</text:span></text:p>
      <text:p text:style-name="P18">- <text:s/><text:span text:style-name="T21">Kostendelersnorm</text:span></text:p>
      <text:p text:style-name="P18">- <text:s/><text:span text:style-name="T26">Kwijtschelding, terugvordering en onderhoudsplicht</text:span></text:p>
      <text:p text:style-name="P22">- <text:s/>Mijn aanvraag is afgewezen: 3 mogelijkheden</text:p>
      <text:p text:style-name="P24">- <text:s/>Nazorg voor (ex-gedetineerden) (High-stakes) (rotterdam.nl) →<text:span text:style-name="T24"> detentie</text:span></text:p>
      <text:p text:style-name="P24">- <text:s/><text:span text:style-name="T24">Ontheffing arbeidsverplichting </text:span></text:p>
      <text:p text:style-name="P18">- <text:s/>Prestatie010 → Werk <text:span text:style-name="T21">(vastleggen/doorverbinden)</text:span></text:p>
      <text:p text:style-name="P18">- <text:s/><text:span text:style-name="T22">Proefsamenwoning (rotterdam.nl/wijzigingen doorgeven)</text:span></text:p>
      <text:p text:style-name="P18">- <text:s/>RBZ→ starten met bedrijf, stoppen met bedrijf</text:p>
      <text:p text:style-name="P18">- <text:s/><text:span text:style-name="T16">Rekeningnummer W&amp;I: </text:span><text:span text:style-name="T4">NL31INGB0000055916</text:span><text:span text:style-name="T16"> (Terugvordering en verhaal + admin. nummer)</text:span></text:p>
      <text:p text:style-name="P19">- <text:s/>Rondkomen schulden/ <text:span text:style-name="T11">Sociale Lening (rotterdam.nl)</text:span></text:p>
      <text:p text:style-name="P19">- <text:s/>Oudere Rotterdammers (50+) <text:span text:style-name="T8">(rondkomen ouderen)</text:span></text:p>
      <text:p text:style-name="P18">- <text:s/>Telefonisch documenten opvragen → E-suite</text:p>
      <text:p text:style-name="P18">- <text:s/><text:span text:style-name="T20">Uitstel documenten (FAQ Status lopende uitkering)</text:span></text:p>
      <text:p text:style-name="P18"><text:soft-page-break/>- <text:s/><text:span text:style-name="T18">Vrijlatingsregeling/Werkpremie</text:span></text:p>
      <text:p text:style-name="P25">- <text:s/>Werkgeversservicepunt Rijnmond (rotterdam.nl)/<text:span text:style-name="T9">Social Return (rotterdam.nl)</text:span></text:p>
      <text:p text:style-name="P25">- <text:s/>Wanneer u denkt dat de beslagvrije voet niet correct is vastgesteld, kunt u contact opnemen met de betreffende deurwaarder die beslag heeft gelegd. <text:a xlink:type="simple" xlink:href="http://www.bijstand-beslagvrijevoet.nl/" text:style-name="Internet_20_link" text:visited-style-name="Visited_20_Internet_20_Link">http://www.bijstand-beslagvrijevoet.nl/</text:a></text:p>
      <text:p text:style-name="P25">- <text:s/><text:span text:style-name="T25">Werkpremie</text:span></text:p>
      <text:p text:style-name="P29"/>
      <text:p text:style-name="P26"><text:a xlink:type="simple" xlink:href="https://www.wijzeringeldzaken.nl/" text:style-name="Internet_20_link" text:visited-style-name="Visited_20_Internet_20_Link">https://www.wijzeringeldzaken.nl/</text:a></text:p>
      <text:p text:style-name="P26"><text:a xlink:type="simple" xlink:href="https://berekenuwrecht.nibud.nl/" text:style-name="Internet_20_link" text:visited-style-name="Visited_20_Internet_20_Link">https://berekenuwrecht.nibud.nl/</text:a> <text:span text:style-name="T7">(Nibud)</text:span></text:p>
      <text:p text:style-name="P26"><text:a xlink:type="simple" xlink:href="https://www.mijngeldenzo.nl/dit-zijn-we/" text:style-name="Internet_20_link" text:visited-style-name="Visited_20_Internet_20_Link">https://www.mijngeldenzo.nl/dit-zijn-we/</text:a> <text:span text:style-name="T7">(bewindvoering)</text:span></text:p>
      <text:p text:style-name="P26"/>
      <text:p text:style-name="P27">- Afdeling Intake: Broodnood, Wettelijk voorschot, status aanvraag, uitstel levering gevraagde stukken <text:span text:style-name="T13">(FAQ)</text:span></text:p>
      <text:p text:style-name="P27">- Beheer Inkomen: Hoogte uitkering, ingeleverde stukken binnen?</text:p>
      <text:p text:style-name="P28">- Werk:</text:p>
      <text:list xml:id="list1860995302" text:style-name="L1">
        <text:list-item>
          <text:p text:style-name="P31">vragen over produkten en diensten van werk: uitleg geven, vrije TBN</text:p>
        </text:list-item>
        <text:list-item>
          <text:p text:style-name="P32">Reiskosten →<text:span text:style-name="T13"> melding maken</text:span></text:p>
        </text:list-item>
        <text:list-item>
          <text:p text:style-name="P33">Werkintake</text:p>
        </text:list-item>
      </text:list>
      <text:list xml:id="list3336078289" text:style-name="L2">
        <text:list-item>
          <text:p text:style-name="P34">verzetten of annuleren afspraak voor de werkinstake</text:p>
        </text:list-item>
        <text:list-item>
          <text:p text:style-name="P34">verzetten of annuleren afspraak inspanningscontrole</text:p>
        </text:list-item>
        <text:list-item>
          <text:p text:style-name="P34">medewerker niet aanwezig volgens Nugger: vrij uitbellen, daarna vrij mailen</text:p>
        </text:list-item>
      </text:list>
      <text:list xml:id="list115247105109157" text:continue-list="list1860995302" text:style-name="L1">
        <text:list-item>
          <text:p text:style-name="P35">WerkLoont: </text:p>
        </text:list-item>
        <text:list-item>
          <text:p text:style-name="P32">Prematching Noord/Zuid/ en Exit</text:p>
        </text:list-item>
        <text:list-item>
          <text:p text:style-name="P32">Matching</text:p>
        </text:list-item>
        <text:list-item>
          <text:p text:style-name="P32">jongerenloket</text:p>
        </text:list-item>
      </text:list>
      <text:p text:style-name="P27"/>
      <text:p text:style-name="P27">- Terugvordering en Verhaal: <text:span text:style-name="T14">telefonische spreekuur tussen 9 en 12 uur.</text:span></text:p>
      <text:p text:style-name="P27">- Schrijnende situatie: <text:span text:style-name="T14">probeer door te verbinden, anders TBN en mededelen dat er onmiddelijk contact zal worden opgenomen met leidinggevende.</text:span></text:p>
      <text:p text:style-name="P6">- Bewindvoerders , gerechtspersonen en hulpverleners: <text:span text:style-name="T14">in contact brengen met de afdeling die het dossier beheert.</text:span></text:p>
      <text:p text:style-name="P27"/>
      <text:p text:style-name="P4">Jongeren:</text:p>
      <text:p text:style-name="P10">- <text:span text:style-name="T10">Jongerenloket (bijstand voor 18-26 jaar oud)</text:span></text:p>
      <text:p text:style-name="P10">- <text:span text:style-name="T17">Uitkering voor minderjarige ouder</text:span></text:p>
      <text:p text:style-name="P10"/>
      <text:p text:style-name="P4">Ouderen:</text:p>
      <text:p text:style-name="P10">- LKV (Doelgroepverklaring oudere werknemer<text:span text:style-name="T10">)</text:span></text:p>
      <text:p text:style-name="P10">- bijzondere bijstand AOW gerechtigde</text:p>
      <text:p text:style-name="P10">- AOW tegoed, ioaw</text:p>
      <text:p text:style-name="P10">- IOAZ</text:p>
      <text:p text:style-name="P10">- <text:span text:style-name="T12">IOAW</text:span></text:p>
      <text:p text:style-name="P10">- <text:span text:style-name="T12">IOW</text:span></text:p>
      <text:p text:style-name="P10">- AOV (algemene Ouderdomsverzekering)</text:p>
      <text:p text:style-name="P12"/>
      <text:p text:style-name="P5">Anderen:</text:p>
      <text:p text:style-name="P12">- AOC = alleenstaande ouder compensatie</text:p>
      <text:p text:style-name="P12"/>
      <text:p text:style-name="P3"/>
      <text:p text:style-name="P2"/>
      <text:p text:style-name="P2"/>
      <text:p text:style-name="P2"><text:soft-page-break/></text:p>
      <text:p text:style-name="P2"/>
      <text:p text:style-name="P2"/>
      <text:p text:style-name="P2"><text:span text:style-name="T26">Niet-Nederlanders en recht op bijstand</text:span></text:p>
      <text:p text:style-name="P16">- Bijstand kan ook aan niet-Nederlandse ingezetenen worden verstrekt. Voorwaarde is dat zij beschikken over een verblijfsvergunning of tijdig verlenging van hun verblijfsvergunning hebben aangevraagd. Ook zij die binnen de voorgeschreven termijn bezwaar of beroep tegen intrekking van hun vergunning hebben aangetekend en de beslissing hierop in Nederland mogen afwachten, komen in aanmerking voor bijstand.</text:p>
      <text:p text:style-name="P16">- Verder is (over het algemeen niet meer dan aanvullende) bijstand mogelijk voor onderdanen van de EU, IJsland, Liechtenstein, Noorwegen en Zwitserland, die hier voor werk als werknemer of als zelfstandige zijn.</text:p>
      <text:p text:style-name="P16">Bijstandsverlening tijdens de eerste 3 maanden van verblijf van EU'ers is in principe niet mogelijk.</text:p>
      <text:p text:style-name="P16">- Buitenlanders die tijdelijk in Nederland verblijven, zoals studenten en au-pairs, hebben geen recht op bijstand.</text:p>
      <text:p text:style-name="P16">- Voor medische (nood)hulp aan illegalen bestaat een fonds (Medische zorg aan illegalen).</text:p>
      <text:p text:style-name="P16">- Voor informatie over rechtmatig verblijf en bijstand Vreemdelingenwet en sociale zekerheid.</text:p>
      <text:p text:style-name="P16">- Wie een Rvb-verstrekking krijgt, komt niet in aanmerking voor (aanvullende) bijstand (Regeling verstrekkingen</text:p>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d7f58" officeooo:paragraph-rsid="000d7f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20:24:26.790386274</meta:creation-date>
    <dc:date>2023-01-01T11:52:46.223718003</dc:date>
    <meta:editing-duration>PT11H32M</meta:editing-duration>
    <meta:editing-cycles>83</meta:editing-cycles>
    <meta:generator>LibreOffice/6.1.5.2$Linux_X86_64 LibreOffice_project/10$Build-2</meta:generator>
    <meta:print-date>2023-01-01T11:48:49.318897382</meta:print-date>
    <meta:document-statistic meta:table-count="0" meta:image-count="0" meta:object-count="0" meta:page-count="3" meta:paragraph-count="86" meta:word-count="656" meta:character-count="5203" meta:non-whitespace-character-count="4577"/>
  </office:meta>
</office:document-meta>
</file>